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erif" svg:font-family="'Liberation Serif'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77.24pt"/>
    </style:style>
    <style:style style:name="co3" style:family="table-column">
      <style:table-column-properties fo:break-before="auto" style:column-width="195.76pt"/>
    </style:style>
    <style:style style:name="co4" style:family="table-column">
      <style:table-column-properties fo:break-before="auto" style:column-width="117.75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74.76pt"/>
    </style:style>
    <style:style style:name="co7" style:family="table-column">
      <style:table-column-properties fo:break-before="auto" style:column-width="64.49pt"/>
    </style:style>
    <style:style style:name="co8" style:family="table-column">
      <style:table-column-properties fo:break-before="auto" style:column-width="47.99pt"/>
    </style:style>
    <style:style style:name="co9" style:family="table-column">
      <style:table-column-properties fo:break-before="auto" style:column-width="54.74pt"/>
    </style:style>
    <style:style style:name="co10" style:family="table-column">
      <style:table-column-properties fo:break-before="auto" style:column-width="378.74pt"/>
    </style:style>
    <style:style style:name="co11" style:family="table-column">
      <style:table-column-properties fo:break-before="auto" style:column-width="157.49pt"/>
    </style:style>
    <style:style style:name="co12" style:family="table-column">
      <style:table-column-properties fo:break-before="auto" style:column-width="139.49pt"/>
    </style:style>
    <style:style style:name="co13" style:family="table-column">
      <style:table-column-properties fo:break-before="auto" style:column-width="39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159.36pt"/>
    </style:style>
    <style:style style:name="co16" style:family="table-column">
      <style:table-column-properties fo:break-before="auto" style:column-width="63.75pt"/>
    </style:style>
    <style:style style:name="co17" style:family="table-column">
      <style:table-column-properties fo:break-before="auto" style:column-width="70.5pt"/>
    </style:style>
    <style:style style:name="co18" style:family="table-column">
      <style:table-column-properties fo:break-before="auto" style:column-width="29.25pt"/>
    </style:style>
    <style:style style:name="co19" style:family="table-column">
      <style:table-column-properties fo:break-before="auto" style:column-width="408.76pt"/>
    </style:style>
    <style:style style:name="co20" style:family="table-column">
      <style:table-column-properties fo:break-before="auto" style:column-width="276.75pt"/>
    </style:style>
    <style:style style:name="ro1" style:family="table-row">
      <style:table-row-properties style:row-height="25.5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40.51pt" fo:break-before="auto" style:use-optimal-row-height="true"/>
    </style:style>
    <style:style style:name="ro4" style:family="table-row">
      <style:table-row-properties style:row-height="29.99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25pt" fo:break-before="auto" style:use-optimal-row-height="true"/>
    </style:style>
    <style:style style:name="ro7" style:family="table-row">
      <style:table-row-properties style:row-height="18.26pt" fo:break-before="auto" style:use-optimal-row-height="true"/>
    </style:style>
    <style:style style:name="ro8" style:family="table-row">
      <style:table-row-properties style:row-height="12.84pt" fo:break-before="auto" style:use-optimal-row-height="true"/>
    </style:style>
    <style:style style:name="ro9" style:family="table-row">
      <style:table-row-properties style:row-height="127.11pt" fo:break-before="auto" style:use-optimal-row-height="true"/>
    </style:style>
    <style:style style:name="ro10" style:family="table-row">
      <style:table-row-properties style:row-height="24.24pt" fo:break-before="auto" style:use-optimal-row-height="true"/>
    </style:style>
    <style:style style:name="ro11" style:family="table-row">
      <style:table-row-properties style:row-height="58.56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23.84pt" fo:break-before="auto" style:use-optimal-row-height="true"/>
    </style:style>
    <style:style style:name="ro14" style:family="table-row">
      <style:table-row-properties style:row-height="19.45pt" fo:break-before="auto" style:use-optimal-row-height="true"/>
    </style:style>
    <style:style style:name="ro15" style:family="table-row">
      <style:table-row-properties style:row-height="35.69pt" fo:break-before="auto" style:use-optimal-row-height="true"/>
    </style:style>
    <style:style style:name="ro16" style:family="table-row">
      <style:table-row-properties style:row-height="258.6pt" fo:break-before="auto" style:use-optimal-row-height="false"/>
    </style:style>
    <style:style style:name="ro17" style:family="table-row">
      <style:table-row-properties style:row-height="69.59pt" fo:break-before="auto" style:use-optimal-row-height="false"/>
    </style:style>
    <style:style style:name="ro18" style:family="table-row">
      <style:table-row-properties style:row-height="134.84pt" fo:break-before="auto" style:use-optimal-row-height="false"/>
    </style:style>
    <style:style style:name="ro19" style:family="table-row">
      <style:table-row-properties style:row-height="91.45pt" fo:break-before="auto" style:use-optimal-row-height="true"/>
    </style:style>
    <style:style style:name="ro20" style:family="table-row">
      <style:table-row-properties style:row-height="167.64pt" fo:break-before="auto" style:use-optimal-row-height="false"/>
    </style:style>
    <style:style style:name="ro21" style:family="table-row">
      <style:table-row-properties style:row-height="157.35pt" fo:break-before="auto" style:use-optimal-row-height="false"/>
    </style:style>
    <style:style style:name="ro22" style:family="table-row">
      <style:table-row-properties style:row-height="202.96pt" fo:break-before="auto" style:use-optimal-row-height="true"/>
    </style:style>
    <style:style style:name="ro23" style:family="table-row">
      <style:table-row-properties style:row-height="71.46pt" fo:break-before="auto" style:use-optimal-row-height="false"/>
    </style:style>
    <style:style style:name="ro24" style:family="table-row">
      <style:table-row-properties style:row-height="68.46pt" fo:break-before="auto" style:use-optimal-row-height="false"/>
    </style:style>
    <style:style style:name="ro25" style:family="table-row">
      <style:table-row-properties style:row-height="81.41pt" fo:break-before="auto" style:use-optimal-row-height="true"/>
    </style:style>
    <style:style style:name="ro26" style:family="table-row">
      <style:table-row-properties style:row-height="160.36pt" fo:break-before="auto" style:use-optimal-row-height="false"/>
    </style:style>
    <style:style style:name="ro27" style:family="table-row">
      <style:table-row-properties style:row-height="115.51pt" fo:break-before="auto" style:use-optimal-row-height="false"/>
    </style:style>
    <style:style style:name="ro28" style:family="table-row">
      <style:table-row-properties style:row-height="107.26pt" fo:break-before="auto" style:use-optimal-row-height="false"/>
    </style:style>
    <style:style style:name="ro29" style:family="table-row">
      <style:table-row-properties style:row-height="102.19pt" fo:break-before="auto" style:use-optimal-row-height="false"/>
    </style:style>
    <style:style style:name="ro30" style:family="table-row">
      <style:table-row-properties style:row-height="180.54pt" fo:break-before="auto" style:use-optimal-row-height="true"/>
    </style:style>
    <style:style style:name="ro31" style:family="table-row">
      <style:table-row-properties style:row-height="88.89pt" fo:break-before="auto" style:use-optimal-row-height="false"/>
    </style:style>
    <style:style style:name="ro32" style:family="table-row">
      <style:table-row-properties style:row-height="133.91pt" fo:break-before="auto" style:use-optimal-row-height="false"/>
    </style:style>
    <style:style style:name="ro33" style:family="table-row">
      <style:table-row-properties style:row-height="108.4pt" fo:break-before="auto" style:use-optimal-row-height="false"/>
    </style:style>
    <style:style style:name="ro34" style:family="table-row">
      <style:table-row-properties style:row-height="216.74pt" fo:break-before="auto" style:use-optimal-row-height="false"/>
    </style:style>
    <style:style style:name="ro35" style:family="table-row">
      <style:table-row-properties style:row-height="141pt" fo:break-before="auto" style:use-optimal-row-height="false"/>
    </style:style>
    <style:style style:name="ro36" style:family="table-row">
      <style:table-row-properties style:row-height="90.96pt" fo:break-before="auto" style:use-optimal-row-height="false"/>
    </style:style>
    <style:style style:name="ro37" style:family="table-row">
      <style:table-row-properties style:row-height="95.1pt" fo:break-before="auto" style:use-optimal-row-height="false"/>
    </style:style>
    <style:style style:name="ro38" style:family="table-row">
      <style:table-row-properties style:row-height="105.19pt" fo:break-before="auto" style:use-optimal-row-height="false"/>
    </style:style>
    <style:style style:name="ro39" style:family="table-row">
      <style:table-row-properties style:row-height="58.34pt" fo:break-before="auto" style:use-optimal-row-height="false"/>
    </style:style>
    <style:style style:name="ro40" style:family="table-row">
      <style:table-row-properties style:row-height="270.11pt" fo:break-before="auto" style:use-optimal-row-height="true"/>
    </style:style>
    <style:style style:name="ro41" style:family="table-row">
      <style:table-row-properties style:row-height="61.34pt" fo:break-before="auto" style:use-optimal-row-height="false"/>
    </style:style>
    <style:style style:name="ro42" style:family="table-row">
      <style:table-row-properties style:row-height="67.35pt" fo:break-before="auto" style:use-optimal-row-height="false"/>
    </style:style>
    <style:style style:name="ro43" style:family="table-row">
      <style:table-row-properties style:row-height="62.45pt" fo:break-before="auto" style:use-optimal-row-height="false"/>
    </style:style>
    <style:style style:name="ro44" style:family="table-row">
      <style:table-row-properties style:row-height="47.11pt" fo:break-before="auto" style:use-optimal-row-height="true"/>
    </style:style>
    <style:style style:name="ro45" style:family="table-row">
      <style:table-row-properties style:row-height="84.76pt" fo:break-before="auto" style:use-optimal-row-height="false"/>
    </style:style>
    <style:style style:name="ro46" style:family="table-row">
      <style:table-row-properties style:row-height="35.2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20pt" style:font-size-asian="20pt" style:font-size-complex="20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ocument_20_Title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333366" style:font-name="Arial3" fo:font-size="32pt" style:font-name-asian="Arial3" style:font-size-asian="32pt" style:font-name-complex="Arial3" style:font-size-complex="32pt"/>
    </style:style>
    <style:style style:name="ce5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0">
      <style:text-properties fo:font-size="6pt" style:font-size-asian="6pt" style:font-size-complex="6pt"/>
    </style:style>
    <style:style style:name="ce8" style:family="table-cell" style:parent-style-name="Result2" style:data-style-name="N10104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pt"/>
    </style:style>
    <style:style style:name="ce10" style:family="table-cell" style:parent-style-name="Default" style:data-style-name="N122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 style:data-style-name="N0">
      <style:text-properties fo:font-size="9pt" style:font-size-asian="9pt" style:font-size-complex="9pt"/>
    </style:style>
    <style:style style:name="ce14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pt"/>
      <style:text-properties fo:font-size="9pt" fo:font-style="italic" style:font-size-asian="9pt" style:font-style-asian="italic" style:font-size-complex="9pt" style:font-style-complex="italic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style:font-size-asian="9pt" style:font-size-complex="9pt"/>
    </style:style>
    <style:style style:name="ce17" style:family="table-cell" style:parent-style-name="Documen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" fo:font-size="9pt" style:font-name-asian="Arial" style:font-size-asian="9pt" style:font-name-complex="Arial" style:font-size-complex="9pt"/>
    </style:style>
    <style:style style:name="ce18" style:family="table-cell" style:parent-style-name="Projec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000000" style:font-name="Arial2" fo:font-size="24pt" fo:font-style="normal" style:font-name-asian="Arial2" style:font-size-asian="24pt" style:font-style-asian="normal" style:font-name-complex="Arial2" style:font-size-complex="24pt" style:font-style-complex="normal"/>
    </style:style>
    <style:style style:name="ce19" style:family="table-cell" style:parent-style-name="Heading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1" fo:font-size="15pt" fo:font-style="normal" style:font-name-asian="Arial1" style:font-size-asian="15pt" style:font-style-asian="normal" style:font-name-complex="Arial1" style:font-size-complex="15pt" style:font-style-complex="normal"/>
    </style:style>
    <style:style style:name="ce20" style:family="table-cell" style:parent-style-name="Table_20_Heading" style:data-style-name="N0">
      <style:table-cell-properties fo:background-color="#333366" style:text-align-source="fix" style:repeat-content="false" fo:border="0.06pt solid #000000" style:vertical-align="top"/>
      <style:paragraph-properties fo:text-align="start" fo:margin-left="0pt"/>
      <style:text-properties fo:color="#ffffff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21" style:family="table-cell" style:parent-style-name="Default" style:data-style-name="N122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2" style:family="table-cell" style:parent-style-name="Default" style:data-style-name="N0">
      <style:table-cell-properties fo:border="0.06pt solid #000000"/>
      <style:text-properties fo:font-size="9pt" fo:font-style="italic" style:font-size-asian="9pt" style:font-style-asian="italic" style:font-size-complex="9pt" style:font-style-complex="italic"/>
    </style:style>
    <style:style style:name="ce23" style:family="table-cell" style:parent-style-name="Default" style:data-style-name="N0">
      <style:text-properties fo:font-size="9pt" fo:font-style="italic" style:font-size-asian="9pt" style:font-style-asian="italic" style:font-size-complex="9pt" style:font-style-complex="italic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5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6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style:font-name-asian="Arial" style:font-name-complex="Arial"/>
    </style:style>
    <style:style style:name="ce27" style:family="table-cell" style:parent-style-name="Default" style:data-style-name="N0">
      <style:table-cell-properties fo:border="0.06pt solid #000000"/>
      <style:text-properties style:font-name="Arial" style:font-name-asian="Arial" style:font-name-complex="Arial"/>
    </style:style>
    <style:style style:name="ce28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29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121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31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</style:style>
    <style:style style:name="ce32" style:family="table-cell" style:parent-style-name="Heading1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2" fo:font-size="16pt" style:font-name-asian="Arial2" style:font-size-asian="16pt" style:font-name-complex="Arial2" style:font-size-complex="16pt"/>
    </style:style>
    <style:style style:name="ce33" style:family="table-cell" style:parent-style-name="Table_20_Heading1" style:data-style-name="N0">
      <style:table-cell-properties fo:border-bottom="none" fo:background-color="#333366" style:text-align-source="fix" style:repeat-content="false" fo:wrap-option="wrap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34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0.06pt solid #000000" fo:padding-bottom="0.99pt" fo:padding-left="0.99pt" fo:padding-right="0pt" fo:padding-top="0.99pt" fo:border-right="none" fo:border-top="0.06pt solid #000000" style:vertical-align="top"/>
      <style:paragraph-properties fo:text-align="end"/>
      <style:text-properties fo:color="#ffffff"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6" style:family="table-cell" style:parent-style-name="Default" style:data-style-name="N10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7" style:family="table-cell" style:parent-style-name="Default" style:data-style-name="N0">
      <style:table-cell-properties style:text-align-source="fix" style:repeat-content="false" fo:border="0.06pt solid #000000" fo:padding-bottom="0.99pt" fo:padding-left="0.99pt" fo:padding-right="0pt" fo:padding-top="0.99pt" style:vertical-align="top"/>
      <style:paragraph-properties fo:text-align="end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39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</style:style>
    <style:style style:name="ce41" style:family="table-cell" style:parent-style-name="Default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/>
    </style:style>
    <style:style style:name="ce42" style:family="table-cell" style:parent-style-name="Table_20_Heading1" style:data-style-name="N0">
      <style:table-cell-properties fo:background-color="#333366" style:text-align-source="fix" style:repeat-content="false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3" style:family="table-cell" style:parent-style-name="Table_20_Heading1" style:data-style-name="N0">
      <style:table-cell-properties fo:background-color="#333366" style:text-align-source="fix" style:repeat-content="false" fo:wrap-option="wrap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Liberation Serif" style:font-name-asian="Liberation Serif" style:font-name-complex="Liberation Serif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46" style:family="table-cell" style:parent-style-name="Hyperlink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0563c1" style:text-underline-style="solid" style:text-underline-width="auto" style:text-underline-color="font-color"/>
    </style:style>
    <style:style style:name="ce47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ce4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</style:style>
    <style:style style:name="ce5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ce51" style:family="table-cell" style:parent-style-name="Default" style:data-style-name="N0">
      <style:text-properties fo:color="#ff0000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Helvetica" fo:font-size="10pt" style:font-name-asian="Helvetica" style:font-size-asian="10pt" style:font-size-complex="10pt"/>
    </style:style>
    <style:style style:name="T3" style:family="text">
      <style:text-properties style:font-name="Helvetica" fo:font-size="10pt" style:font-name-asian="Helvetica" style:font-size-asian="10pt" style:font-size-complex="10pt" fo:color="#800000"/>
    </style:style>
    <style:style style:name="T4" style:family="text">
      <style:text-properties fo:color="#800000"/>
    </style:style>
    <style:style style:name="T5" style:family="text">
      <style:text-properties style:font-name="Arial" style:font-name-asian="Arial"/>
    </style:style>
    <style:style style:name="T6" style:family="text">
      <style:text-properties style:font-name-asian="Arial" style:font-name-complex="Arial"/>
    </style:style>
    <style:style style:name="T7" style:family="text">
      <style:text-properties style:font-name="Arial" style:text-underline-style="none" style:text-underline-color="font-color" style:country-asian="none" style:country-complex="none" style:font-name-asian="Lucida Sans Unicode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Cover_Pa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NUS Technology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/>
          <table:table-cell table:style-name="ce12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 table:number-columns-repeated="1021"/>
          <table:table-cell table:number-columns-repeated="2"/>
        </table:table-row>
        <table:table-row table:style-name="ro2" table:number-rows-repeated="2">
          <table:table-cell table:style-name="ce3" table:number-columns-repeated="1022"/>
          <table:table-cell table:number-columns-repeated="2"/>
        </table:table-row>
        <table:table-row table:style-name="ro2">
          <table:table-cell table:style-name="ce3"/>
          <table:table-cell table:style-name="ce8"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style-name="ce3" table:number-columns-repeated="2"/>
          <table:table-cell/>
          <table:table-cell table:style-name="ce3" table:number-columns-repeated="1019"/>
          <table:table-cell table:number-columns-repeated="2"/>
        </table:table-row>
        <table:table-row table:style-name="ro3">
          <table:table-cell table:style-name="ce4" office:value-type="string" calcext:value-type="string">
            <text:p>Training Plan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style-name="ce5" office:value-type="string" calcext:value-type="string">
            <text:p>Created by:</text:p>
          </table:table-cell>
          <table:table-cell table:style-name="ce3" office:value-type="string" calcext:value-type="string">
            <text:p>Nam Tran-Van</text:p>
          </table:table-cell>
          <table:table-cell/>
          <table:table-cell table:style-name="ce16" table:number-columns-repeated="1019"/>
          <table:table-cell table:style-name="ce13" table:number-columns-repeated="2"/>
        </table:table-row>
        <table:table-row table:style-name="ro2">
          <table:table-cell table:style-name="ce6" office:value-type="string" calcext:value-type="string">
            <text:p>Effective date:</text:p>
          </table:table-cell>
          <table:table-cell table:style-name="ce9"/>
          <table:table-cell/>
          <table:table-cell table:style-name="ce16" table:number-columns-repeated="2"/>
          <table:table-cell table:style-name="ce13"/>
          <table:table-cell table:style-name="ce16" table:number-columns-repeated="1016"/>
          <table:table-cell table:style-name="ce13" table:number-columns-repeated="2"/>
        </table:table-row>
        <table:table-row table:style-name="ro2">
          <table:table-cell table:style-name="ce5" office:value-type="string" calcext:value-type="string">
            <text:p>Version:</text:p>
          </table:table-cell>
          <table:table-cell table:style-name="ce10" office:value-type="float" office:value="1.3" calcext:value-type="float">
            <text:p>1.3</text:p>
          </table:table-cell>
          <table:table-cell/>
          <table:table-cell table:style-name="ce16" table:number-columns-repeated="2"/>
          <table:table-cell table:style-name="ce17"/>
          <table:table-cell table:style-name="ce16" table:number-columns-repeated="1016"/>
          <table:table-cell table:style-name="ce13"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 table:number-rows-repeated="3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 table:number-columns-repeated="1016"/>
          <table:table-cell table:number-columns-repeated="2"/>
        </table:table-row>
        <table:table-row table:style-name="ro2" table:number-rows-repeated="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4">
          <table:table-cell table:style-name="ce3"/>
          <table:table-cell table:number-columns-repeated="2"/>
          <table:table-cell table:style-name="ce3"/>
          <table:table-cell/>
          <table:table-cell table:style-name="ce18" office:value-type="string" calcext:value-type="string">
            <text:p>Technology</text:p>
          </table:table-cell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3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number-columns-repeated="3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7" office:value-type="string" calcext:value-type="string">
            <text:p>This document contains confidential and proprietary information which may not disclosed without prior written consent from NUS Technology JSC..</text:p>
          </table:table-cell>
          <table:table-cell/>
          <table:table-cell table:style-name="ce14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style-name="ce11"/>
          <table:table-cell table:style-name="ce15"/>
          <table:table-cell table:style-name="ce3" table:number-columns-repeated="1019"/>
          <table:table-cell table:number-columns-repeated="2"/>
        </table:table-row>
        <table:table-row table:style-name="ro2" table:number-rows-repeated="11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65496">
          <table:table-cell table:style-name="ce3" table:number-columns-repeated="1022"/>
          <table:table-cell/>
          <table:table-cell table:style-name="ce3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cument_Control" table:style-name="ta2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number-columns-repeated="1018" table:default-cell-style-name="ce2"/>
        <table:table-column table:style-name="co8" table:number-columns-repeated="2" table:default-cell-style-name="ce2"/>
        <table:table-row table:style-name="ro6">
          <table:table-cell table:number-columns-repeated="1024"/>
        </table:table-row>
        <table:table-row table:style-name="ro7">
          <table:table-cell table:style-name="ce19" office:value-type="string" calcext:value-type="string">
            <text:p>Document Control</text:p>
          </table:table-cell>
          <table:table-cell table:number-columns-repeated="1023"/>
        </table:table-row>
        <table:table-row table:style-name="ro6">
          <table:table-cell table:style-name="ce20" office:value-type="string" calcext:value-type="string">
            <text:p>Version</text:p>
          </table:table-cell>
          <table:table-cell table:style-name="ce20" office:value-type="string" calcext:value-type="string">
            <text:p>Change description</text:p>
          </table:table-cell>
          <table:table-cell table:style-name="ce20" office:value-type="string" calcext:value-type="string">
            <text:p>Changed by</text:p>
          </table:table-cell>
          <table:table-cell table:style-name="ce20" office:value-type="string" calcext:value-type="string">
            <text:p>Date</text:p>
          </table:table-cell>
          <table:table-cell table:number-columns-repeated="1020"/>
        </table:table-row>
        <table:table-row table:style-name="ro8">
          <table:table-cell table:style-name="ce21" office:value-type="float" office:value="0.1" calcext:value-type="float">
            <text:p>0.1</text:p>
          </table:table-cell>
          <table:table-cell table:style-name="ce24" office:value-type="string" calcext:value-type="string">
            <text:p>Creation</text:p>
          </table:table-cell>
          <table:table-cell table:style-name="ce24" office:value-type="string" calcext:value-type="string">
            <text:p>Nam Tran-Van</text:p>
          </table:table-cell>
          <table:table-cell table:style-name="ce30" office:value-type="date" office:date-value="2013-07-20" calcext:value-type="date">
            <text:p>July 20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2" calcext:value-type="float">
            <text:p>0.2</text:p>
          </table:table-cell>
          <table:table-cell table:style-name="ce24" office:value-type="string" calcext:value-type="string">
            <text:p>Update template, add Method and Trainer / Mentor column, delete Status column</text:p>
          </table:table-cell>
          <table:table-cell table:style-name="ce24" office:value-type="string" calcext:value-type="string">
            <text:p>Binh Nguyen-Thanh</text:p>
          </table:table-cell>
          <table:table-cell table:style-name="ce30" office:value-type="date" office:date-value="2013-07-21" calcext:value-type="date">
            <text:p>July 21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3" calcext:value-type="float">
            <text:p>0.3</text:p>
          </table:table-cell>
          <table:table-cell table:style-name="ce24" office:value-type="string" calcext:value-type="string">
            <text:p>Add objectives for each section</text:p>
          </table:table-cell>
          <table:table-cell table:style-name="ce24" office:value-type="string" calcext:value-type="string">
            <text:p>Nam Tran-Van</text:p>
          </table:table-cell>
          <table:table-cell table:style-name="ce30" office:value-type="date" office:date-value="2013-12-20" calcext:value-type="date">
            <text:p>December 20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4" calcext:value-type="float">
            <text:p>0.4</text:p>
          </table:table-cell>
          <table:table-cell table:style-name="ce24" office:value-type="string" calcext:value-type="string">
            <text:p>Update priority, add SVC section</text:p>
          </table:table-cell>
          <table:table-cell table:style-name="ce24" office:value-type="string" calcext:value-type="string">
            <text:p>Nam Tran-Van</text:p>
          </table:table-cell>
          <table:table-cell table:style-name="ce30" office:value-type="date" office:date-value="2014-04-13" calcext:value-type="date">
            <text:p>April 13, 2014</text:p>
          </table:table-cell>
          <table:table-cell table:number-columns-repeated="1020"/>
        </table:table-row>
        <table:table-row table:style-name="ro8">
          <table:table-cell table:style-name="ce21" office:value-type="float" office:value="0.5" calcext:value-type="float">
            <text:p>0.5</text:p>
          </table:table-cell>
          <table:table-cell table:style-name="ce24" office:value-type="string" calcext:value-type="string">
            <text:p>Add RVM section</text:p>
          </table:table-cell>
          <table:table-cell table:style-name="ce24" office:value-type="string" calcext:value-type="string">
            <text:p>Nam Tran-Van</text:p>
          </table:table-cell>
          <table:table-cell table:style-name="ce30" office:value-type="date" office:date-value="2014-12-30" calcext:value-type="date">
            <text:p>December 30, 2014</text:p>
          </table:table-cell>
          <table:table-cell table:number-columns-repeated="1020"/>
        </table:table-row>
        <table:table-row table:style-name="ro9">
          <table:table-cell table:style-name="ce21" office:value-type="float" office:value="0.6" calcext:value-type="float">
            <text:p>0.6</text:p>
          </table:table-cell>
          <table:table-cell table:style-name="ce24" office:value-type="string" calcext:value-type="string">
            <text:p>Add “Filters”, “DOM Manipulation Methods” to Jquery section</text:p>
            <text:p/>
            <text:p>Add “Create relations with condition” to Active Record Associations section</text:p>
            <text:p/>
            <text:p>Add “Validate with “if” or “unless””, “Order of callbacks”, “When callbacks cause Transaction Rollback?” to Active Record Validations and Callbacks</text:p>
            <text:p/>
            <text:p>Add “Specify Layout” to Action Controller Overview</text:p>
            <text:p/>
            <text:p>Add “Root, root of namespace” to Rails Routing from the Outside In (RESTful architecture)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5-01-19" calcext:value-type="date">
            <text:p>January 19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7" calcext:value-type="float">
            <text:p>0.7</text:p>
          </table:table-cell>
          <table:table-cell table:style-name="ce24" office:value-type="string" calcext:value-type="string">
            <text:p>Change link of documentations which is out-of-date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5-05-01" calcext:value-type="date">
            <text:p>May 01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8" calcext:value-type="float">
            <text:p>0.8</text:p>
          </table:table-cell>
          <table:table-cell table:style-name="ce24" office:value-type="string" calcext:value-type="string">
            <text:p>Change wrong documentation link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5-05-19" calcext:value-type="date">
            <text:p>May 19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9" calcext:value-type="float">
            <text:p>0.9</text:p>
          </table:table-cell>
          <table:table-cell table:style-name="ce24" office:value-type="string" calcext:value-type="string">
            <text:p>Add more documentation link, add more objectives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5-07-23" calcext:value-type="date">
            <text:p>July 23, 2015</text:p>
          </table:table-cell>
          <table:table-cell table:number-columns-repeated="1020"/>
        </table:table-row>
        <table:table-row table:style-name="ro10">
          <table:table-cell table:style-name="ce21" office:value-type="float" office:value="1" calcext:value-type="float">
            <text:p>1.0</text:p>
          </table:table-cell>
          <table:table-cell table:style-name="ce24" office:value-type="string" calcext:value-type="string">
            <text:p>Update Action View order, update out of date link for “Active Record <text:s/>validator and callback</text:p>
          </table:table-cell>
          <table:table-cell table:style-name="ce24" office:value-type="string" calcext:value-type="string">
            <text:p>Duong Doan-Nguyen</text:p>
          </table:table-cell>
          <table:table-cell table:style-name="ce30" office:value-type="date" office:date-value="2016-01-04" calcext:value-type="date">
            <text:p>January 04, 2016</text:p>
          </table:table-cell>
          <table:table-cell table:number-columns-repeated="1020"/>
        </table:table-row>
        <table:table-row table:style-name="ro11">
          <table:table-cell table:style-name="ce21" office:value-type="float" office:value="1.1" calcext:value-type="float">
            <text:p>1.1</text:p>
          </table:table-cell>
          <table:table-cell table:style-name="ce24" office:value-type="string" calcext:value-type="string">
            <text:p>update:</text:p>
            <text:p>+ Add pseudo class/element into CSS</text:p>
            <text:p>+ Add Bootstrap date-picker into Bootstrap</text:p>
            <text:p>+ Remove Jquery UI</text:p>
            <text:p>+ Update devise/delayed job/will-paginate/paperclip training time</text:p>
          </table:table-cell>
          <table:table-cell table:style-name="ce24" office:value-type="string" calcext:value-type="string">
            <text:p>Duong Doan-Nguyen</text:p>
          </table:table-cell>
          <table:table-cell table:style-name="ce30" office:value-type="date" office:date-value="2016-01-07" calcext:value-type="date">
            <text:p>January 07, 2016</text:p>
          </table:table-cell>
          <table:table-cell table:number-columns-repeated="1020"/>
        </table:table-row>
        <table:table-row table:style-name="ro8">
          <table:table-cell table:style-name="ce21" office:value-type="float" office:value="1.2" calcext:value-type="float">
            <text:p>1.2</text:p>
          </table:table-cell>
          <table:table-cell table:style-name="ce24" office:value-type="string" calcext:value-type="string">
            <text:p>Update objectives for section 8.2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6-02-19" calcext:value-type="date">
            <text:p>February 19, 2016</text:p>
          </table:table-cell>
          <table:table-cell table:number-columns-repeated="1020"/>
        </table:table-row>
        <table:table-row table:style-name="ro8">
          <table:table-cell office:value-type="float" office:value="1.3" calcext:value-type="float">
            <text:p>1.3</text:p>
          </table:table-cell>
          <table:table-cell table:style-name="ce24" office:value-type="string" calcext:value-type="string">
            <text:p>Update objectives for section 2.1 and 2.4</text:p>
          </table:table-cell>
          <table:table-cell table:style-name="ce24" office:value-type="string" calcext:value-type="string">
            <text:p>Duong Doan-Nguyen</text:p>
          </table:table-cell>
          <table:table-cell table:style-name="ce30" office:value-type="date" office:date-value="2016-02-28" calcext:value-type="date">
            <text:p>February 28, 2016</text:p>
          </table:table-cell>
          <table:table-cell table:number-columns-repeated="1020"/>
        </table:table-row>
        <table:table-row table:style-name="ro12">
          <table:table-cell office:value-type="float" office:value="1.4" calcext:value-type="float">
            <text:p>1.4</text:p>
          </table:table-cell>
          <table:table-cell table:style-name="ce25" office:value-type="string" calcext:value-type="string">
            <text:p>Update unclear objectives and correct misspellings</text:p>
          </table:table-cell>
          <table:table-cell table:style-name="ce28" office:value-type="string" calcext:value-type="string">
            <text:p>Nam Tran-Van</text:p>
          </table:table-cell>
          <table:table-cell table:style-name="ce30" office:value-type="date" office:date-value="2016-03-22" calcext:value-type="date">
            <text:p>March 22, 2016</text:p>
          </table:table-cell>
          <table:table-cell table:number-columns-repeated="1020"/>
        </table:table-row>
        <table:table-row table:style-name="ro13">
          <table:table-cell office:value-type="float" office:value="1.5" calcext:value-type="float">
            <text:p>1.5</text:p>
          </table:table-cell>
          <table:table-cell table:style-name="ce26" office:value-type="string" calcext:value-type="string">
            <text:p>Update objectives for section 6.1, 7.1, 7.2.</text:p>
            <text:p>Update objectives and document for section 8.</text:p>
          </table:table-cell>
          <table:table-cell table:style-name="ce28" office:value-type="string" calcext:value-type="string">
            <text:p>Nhan Nguyen-Minh</text:p>
          </table:table-cell>
          <table:table-cell table:style-name="ce30" office:value-type="date" office:date-value="2016-03-28" calcext:value-type="date">
            <text:p>March 28, 2016</text:p>
          </table:table-cell>
          <table:table-cell table:number-columns-repeated="1020"/>
        </table:table-row>
        <table:table-row table:style-name="ro12">
          <table:table-cell table:style-name="ce22" office:value-type="float" office:value="1.6" calcext:value-type="float">
            <text:p>1.6</text:p>
          </table:table-cell>
          <table:table-cell table:style-name="ce27" office:value-type="string" calcext:value-type="string">
            <text:p>Update objectives and document for section 11.8</text:p>
          </table:table-cell>
          <table:table-cell table:style-name="ce29" office:value-type="string" calcext:value-type="string">
            <text:p>Kien Phan-Trung</text:p>
          </table:table-cell>
          <table:table-cell table:style-name="ce30" office:value-type="date" office:date-value="2016-09-07" calcext:value-type="date">
            <text:p>September 07, 2016</text:p>
          </table:table-cell>
          <table:table-cell table:number-columns-repeated="1020"/>
        </table:table-row>
        <table:table-row table:style-name="ro8" table:number-rows-repeated="2">
          <table:table-cell table:style-name="ce23"/>
          <table:table-cell table:number-columns-repeated="1023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tent" table:style-name="ta2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4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7" table:number-columns-repeated="1012" table:default-cell-style-name="ce2"/>
        <table:table-column table:style-name="co8" table:default-cell-style-name="ce2"/>
        <table:table-row table:style-name="ro6">
          <table:table-cell table:style-name="ce31" table:number-columns-repeated="1020"/>
          <table:table-cell table:number-columns-repeated="3"/>
          <table:table-cell table:style-name="ce31"/>
        </table:table-row>
        <table:table-row table:style-name="ro14">
          <table:table-cell table:style-name="ce32" office:value-type="string" calcext:value-type="string">
            <text:p>Training Plan</text:p>
          </table:table-cell>
          <table:table-cell table:style-name="ce31" table:number-columns-repeated="1019"/>
          <table:table-cell table:number-columns-repeated="4"/>
        </table:table-row>
        <table:table-row table:style-name="ro6">
          <table:table-cell table:style-name="ce31" table:number-columns-repeated="7"/>
          <table:table-cell table:style-name="ce42" office:value-type="string" calcext:value-type="string">
            <text:p>Total (hour)</text:p>
          </table:table-cell>
          <table:table-cell table:style-name="ce42" table:formula="of:=SUM([.I5:.I57])" office:value-type="float" office:value="250" calcext:value-type="float">
            <text:p>250</text:p>
          </table:table-cell>
          <table:table-cell table:style-name="ce31" table:number-columns-repeated="1011"/>
          <table:table-cell table:number-columns-repeated="4"/>
        </table:table-row>
        <table:table-row table:style-name="ro15">
          <table:table-cell table:style-name="ce33" office:value-type="string" calcext:value-type="string">
            <text:p>No</text:p>
          </table:table-cell>
          <table:table-cell table:style-name="ce33" office:value-type="string" calcext:value-type="string">
            <text:p>Training Contents</text:p>
          </table:table-cell>
          <table:table-cell table:style-name="ce33" office:value-type="string" calcext:value-type="string">
            <text:p>Objectives</text:p>
          </table:table-cell>
          <table:table-cell table:style-name="ce33" office:value-type="string" calcext:value-type="string">
            <text:p>Method</text:p>
          </table:table-cell>
          <table:table-cell table:style-name="ce33" office:value-type="string" calcext:value-type="string">
            <text:p>Trainer / Mentor</text:p>
          </table:table-cell>
          <table:table-cell table:style-name="ce33" office:value-type="string" calcext:value-type="string">
            <text:p>Trainee</text:p>
          </table:table-cell>
          <table:table-cell table:style-name="ce33" office:value-type="string" calcext:value-type="string">
            <text:p>Required?</text:p>
          </table:table-cell>
          <table:table-cell table:style-name="ce43" office:value-type="string" calcext:value-type="string">
            <text:p>Expected Training Period</text:p>
          </table:table-cell>
          <table:table-cell table:style-name="ce43" office:value-type="string" calcext:value-type="string">
            <text:p>Duration (h)</text:p>
          </table:table-cell>
          <table:table-cell table:style-name="ce33" office:value-type="string" calcext:value-type="string">
            <text:p>Reference / Materials</text:p>
          </table:table-cell>
          <table:table-cell table:style-name="ce33" office:value-type="string" calcext:value-type="string">
            <text:p>Notes</text:p>
          </table:table-cell>
          <table:table-cell table:style-name="ce49" table:number-columns-repeated="1012"/>
          <table:table-cell/>
        </table:table-row>
        <table:table-row table:style-name="ro8">
          <table:table-cell table:style-name="ce34" office:value-type="float" office:value="1" calcext:value-type="float">
            <text:p>1</text:p>
          </table:table-cell>
          <table:table-cell table:style-name="ce39" office:value-type="string" calcext:value-type="string">
            <text:p>Source version control</text:p>
          </table:table-cell>
          <table:table-cell table:style-name="ce39" table:number-columns-repeated="8"/>
          <table:table-cell table:style-name="ce47"/>
          <table:table-cell table:style-name="ce49" table:number-columns-repeated="1012"/>
          <table:table-cell/>
        </table:table-row>
        <table:table-row table:style-name="ro16">
          <table:table-cell table:style-name="ce35" office:value-type="float" office:value="1.1" calcext:value-type="float">
            <text:p>1.1</text:p>
          </table:table-cell>
          <table:table-cell table:style-name="ce24" office:value-type="string" calcext:value-type="string">
            <text:p>Git</text:p>
          </table:table-cell>
          <table:table-cell table:style-name="ce24" office:value-type="string" calcext:value-type="string">
            <text:p>- What is git, what is it used for</text:p>
            <text:p>- Basic flow to work with git:</text:p>
            <text:p>+ Keep working copy up-to-date, include resolving conflicts</text:p>
            <text:p>+ Commit, push code to remote repository</text:p>
            <text:p/>
            <text:p>- Git branch</text:p>
            <text:p>+ What is it, why use it</text:p>
            <text:p>+ Action with branches: create branch, merge branch, remove branch</text:p>
            <text:p/>
            <text:p>- Git basic command: stash, fetch, pull, merge, rebase, checkout, add, commit, push, status.</text:p>
            <text:p/>
            <text:p>- Git tools: know some tools and its usage, such as: git cola, source tree (OSX/Windows only, Ubuntu isn't official supported and hard to install)</text:p>
            <text:p/>
            <text:p>- Configure multiple SSH identities</text:p>
            <text:p>- Git flow overview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http://rogerdudler.github.io/git-guide/</text:p>
            <text:p/>
            <text:p>https://gist.github.com/jexchan/2351996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8">
          <table:table-cell table:style-name="ce34" office:value-type="float" office:value="2" calcext:value-type="float">
            <text:p>2</text:p>
          </table:table-cell>
          <table:table-cell table:style-name="ce39" office:value-type="string" calcext:value-type="string">
            <text:p>Client-side scripting</text:p>
          </table:table-cell>
          <table:table-cell table:style-name="ce39" table:number-columns-repeated="8"/>
          <table:table-cell table:style-name="ce47"/>
          <table:table-cell table:style-name="ce49" table:number-columns-repeated="1012"/>
          <table:table-cell/>
        </table:table-row>
        <table:table-row table:style-name="ro17">
          <table:table-cell table:style-name="ce35" office:value-type="float" office:value="2.1" calcext:value-type="float">
            <text:p>2.1</text:p>
          </table:table-cell>
          <table:table-cell table:style-name="ce24" office:value-type="string" calcext:value-type="string">
            <text:p>HTML</text:p>
          </table:table-cell>
          <table:table-cell table:style-name="ce24" office:value-type="string" calcext:value-type="string">
            <text:p>Review about:</text:p>
            <text:p>- HTML tags (html/header/script/link/div/img/span/p/format tags/form tags/table/ul/ol/iframe)</text:p>
            <text:p>- HTML attributes (common attributes of above tags)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www.w3schools.com/html/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18">
          <table:table-cell table:style-name="ce35" office:value-type="float" office:value="2.2" calcext:value-type="float">
            <text:p>2.2</text:p>
          </table:table-cell>
          <table:table-cell table:style-name="ce24" office:value-type="string" calcext:value-type="string">
            <text:p>CSS – css quiz</text:p>
          </table:table-cell>
          <table:table-cell table:style-name="ce24" office:value-type="string" calcext:value-type="string">
            <text:p>Review about:</text:p>
            <text:p>- Syntax</text:p>
            <text:p>- ID &amp; class</text:p>
            <text:p>- Methods to use CSS</text:p>
            <text:p>- Style priority</text:p>
            <text:p>- CSS selectors</text:p>
            <text:p>- CSS properties</text:p>
            <text:p>- CSS pseudo element/class (element states, first, last, odd, even, nth-child)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www.w3schools.com/css/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19">
          <table:table-cell table:style-name="ce35" office:value-type="float" office:value="2.3" calcext:value-type="float">
            <text:p>2.3</text:p>
          </table:table-cell>
          <table:table-cell table:style-name="ce24" office:value-type="string" calcext:value-type="string">
            <text:p>JavaScript – javascript quiz</text:p>
          </table:table-cell>
          <table:table-cell table:style-name="ce24" office:value-type="string" calcext:value-type="string">
            <text:p>Review about:</text:p>
            <text:p>- Methods to use JS</text:p>
            <text:p>- Syntax</text:p>
            <text:p>- Structure control</text:p>
            <text:p>- Loop</text:p>
            <text:p>- Data types (Numbers, Object, String, Array, Date …)</text:p>
            <text:p>- Object scope (this)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http://www.w3schools.com/js/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20">
          <table:table-cell table:style-name="ce35" office:value-type="float" office:value="2.4" calcext:value-type="float">
            <text:p>2.4</text:p>
          </table:table-cell>
          <table:table-cell table:style-name="ce24" office:value-type="string" calcext:value-type="string">
            <text:p>Bootstrap</text:p>
          </table:table-cell>
          <table:table-cell table:style-name="ce24" office:value-type="string" calcext:value-type="string">
            <text:p><text:span text:style-name="T1">- What is it and why use it</text:span></text:p>
            <text:p><text:span text:style-name="T1">- Grid system</text:span></text:p>
            <text:p><text:span text:style-name="T1">- Predefined classes in Typography</text:span></text:p>
            <text:p><text:span text:style-name="T1">- Table, form, button, image styles and classes</text:span></text:p>
            <text:p><text:span text:style-name="T1">- Responsive utilities</text:span></text:p>
            <text:p><text:span text:style-name="T2">- Predefined helper classes </text:span></text:p>
            <text:p><text:span text:style-name="T2">  + Text alignment, transformation, color</text:span></text:p>
            <text:p><text:span text:style-name="T2">  + Float, clear</text:span></text:p>
            <text:p><text:span text:style-name="T2">  + center-block</text:span></text:p>
            <text:p><text:span text:style-name="T2">  + Show/Hide </text:span></text:p>
            <text:p><text:span text:style-name="T2">- Bootstrap components </text:span></text:p>
            <text:p><text:span text:style-name="T2">  + glyphicon: attribute:</text:span><text:span text:style-name="T3"> area-hidden = “true” ???</text:span></text:p>
            <text:p><text:span text:style-name="T2">  + dropdowns: </text:span></text:p>
            <text:p><text:span text:style-name="T2">  + button dropdowns: </text:span></text:p>
            <text:p><text:span text:style-name="T2">  + navbar</text:span></text:p>
            <text:p><text:span text:style-name="T2">  + pagination: </text:span><text:span text:style-name="T3">sr-only???ie</text:span></text:p>
            <text:p><text:span text:style-name="T2">  + alerts: </text:span><text:span text:style-name="T3">alert-dismisible???</text:span></text:p>
            <text:p><text:span text:style-name="T2">  + progress bar: </text:span></text:p>
            <text:p><text:span text:style-name="T2">  + well</text:span></text:p>
            <text:p/>
            <text:p><text:span text:style-name="T2">- Javascript components </text:span></text:p>
            <text:p><text:span text:style-name="T2">  + modal: </text:span></text:p>
            <text:p><text:span text:style-name="T2">  + dropdown</text:span></text:p>
            <text:p><text:span text:style-name="T2">  + tooltip</text:span></text:p>
            <text:p><text:span text:style-name="T2">  + popover</text:span></text:p>
            <text:p><text:span text:style-name="T2">  + alert</text:span></text:p>
            <text:p><text:span text:style-name="T2">  + collapse</text:span></text:p>
            <text:p><text:span text:style-name="T1">- Bootstrap datepicker</text:span>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44" office:value-type="string" calcext:value-type="string">
            <text:p><text:a xlink:href="http://getbootstrap.com/" xlink:type="simple">http://getbootstrap.com</text:a>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21">
          <table:table-cell table:style-name="ce35" office:value-type="float" office:value="2.5" calcext:value-type="float">
            <text:p>2.5</text:p>
          </table:table-cell>
          <table:table-cell table:style-name="ce24" office:value-type="string" calcext:value-type="string">
            <text:p>Foundation</text:p>
          </table:table-cell>
          <table:table-cell table:style-name="ce24" office:value-type="string" calcext:value-type="string">
            <text:p>- What is it and why use it</text:p>
            <text:p>- Setup</text:p>
            <text:p>- Grid system</text:p>
            <text:p>- Predefined classes in Typography</text:p>
            <text:p>- Table, form, button styles and classes</text:p>
            <text:p>- Predefined helper classes</text:p>
            <text:p>- Responsive utilities</text:p>
            <text:p>- Foundation components</text:p>
            <text:p>- Callouts &amp; prompts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http://foundation.zurb.com/docs/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22">
          <table:table-cell table:style-name="ce35" office:value-type="float" office:value="2.6" calcext:value-type="float">
            <text:p>2.6</text:p>
          </table:table-cell>
          <table:table-cell table:style-name="ce24" office:value-type="string" calcext:value-type="string">
            <text:p>Jquery</text:p>
          </table:table-cell>
          <table:table-cell table:style-name="ce24" office:value-type="string" calcext:value-type="string">
            <text:p>- What is it and why use it</text:p>
            <text:p>- Selectors</text:p>
            <text:p>- Filters</text:p>
            <text:p>- DOM Manipulation Methods</text:p>
            <text:p>- Methods</text:p>
            <text:p>  + each, map, filter, merge</text:p>
            <text:p>  + data, attr</text:p>
            <text:p>- Events</text:p>
            <text:p>  + on, off, bind, unbind, delegate</text:p>
            <text:p>  + mouse, keyboard events</text:p>
            <text:p>- Effects</text:p>
            <text:p>- Ajax</text:p>
            <text:p>  + What for?</text:p>
            <text:p>  + Callbacks</text:p>
            <text:p>  + Ajax Setup</text:p>
            <text:p>  + Options: URL, data, method, dataType, async</text:p>
            <text:p>- Jquery validate plugin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http://api.jquery.com/</text:p>
            <text:p>http://learn.jquery.com/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8">
          <table:table-cell table:style-name="ce34" office:value-type="float" office:value="3" calcext:value-type="float">
            <text:p>3</text:p>
          </table:table-cell>
          <table:table-cell table:style-name="ce39" office:value-type="string" calcext:value-type="string">
            <text:p>Toolbox</text:p>
          </table:table-cell>
          <table:table-cell table:style-name="ce39" table:number-columns-repeated="8"/>
          <table:table-cell table:style-name="ce47"/>
          <table:table-cell table:style-name="ce49" table:number-columns-repeated="1012"/>
          <table:table-cell/>
        </table:table-row>
        <table:table-row table:style-name="ro23">
          <table:table-cell table:style-name="ce35" office:value-type="float" office:value="3.1" calcext:value-type="float">
            <text:p>3.1</text:p>
          </table:table-cell>
          <table:table-cell table:style-name="ce24" office:value-type="string" calcext:value-type="string">
            <text:p>ruby</text:p>
          </table:table-cell>
          <table:table-cell table:style-name="ce24" office:value-type="string" calcext:value-type="string">
            <text:p>- What are ruby's characteristics?</text:p>
            <text:p>- IRB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http://www.ruby-lang.org/en/documentation/ruby-from-other-languages/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24">
          <table:table-cell table:style-name="ce35" office:value-type="float" office:value="3.2" calcext:value-type="float">
            <text:p>3.2</text:p>
          </table:table-cell>
          <table:table-cell table:style-name="ce24" office:value-type="string" calcext:value-type="string">
            <text:p>rubygem</text:p>
          </table:table-cell>
          <table:table-cell table:style-name="ce24" office:value-type="string" calcext:value-type="string">
            <text:p>- What is rubygem</text:p>
            <text:p>- How to manage gems and use a gem</text:p>
            <text:p>  + Install/Remove gems</text:p>
            <text:p>  + Bundler</text:p>
            <text:p>  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http://www.ruby-lang.org/en/libraries/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8">
          <table:table-cell table:style-name="ce34" office:value-type="float" office:value="4" calcext:value-type="float">
            <text:p>4</text:p>
          </table:table-cell>
          <table:table-cell table:style-name="ce39" office:value-type="string" calcext:value-type="string">
            <text:p>Ruby Programming Language</text:p>
          </table:table-cell>
          <table:table-cell table:style-name="ce39" table:number-columns-repeated="8"/>
          <table:table-cell table:style-name="ce47"/>
          <table:table-cell table:style-name="ce49" table:number-columns-repeated="1012"/>
          <table:table-cell/>
        </table:table-row>
        <table:table-row table:style-name="ro25">
          <table:table-cell table:style-name="ce35" office:value-type="float" office:value="4.1" calcext:value-type="float">
            <text:p>4.1</text:p>
          </table:table-cell>
          <table:table-cell table:style-name="ce24" office:value-type="string" calcext:value-type="string">
            <text:p>Install Ruby</text:p>
          </table:table-cell>
          <table:table-cell table:style-name="ce24" office:value-type="string" calcext:value-type="string">
            <text:p>- Install rubies with RVM</text:p>
            <text:p>- Use multiple ruby versions in a machine with RVM</text:p>
            <text:p>- What is gem set and how to use</text:p>
            <text:p>- Automatically change ruby version, gem set when cd-ing to a directory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s://rvm.io/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26">
          <table:table-cell table:style-name="ce35" office:value-type="float" office:value="4.2" calcext:value-type="float">
            <text:p>4.2</text:p>
          </table:table-cell>
          <table:table-cell table:style-name="ce24" office:value-type="string" calcext:value-type="string">
            <text:p>Ruby basics</text:p>
          </table:table-cell>
          <table:table-cell table:style-name="ce24" office:value-type="string" calcext:value-type="string">
            <text:p><text:span text:style-name="T4">Ruby gem, gem, gemset, irb, rvm, </text:span></text:p>
            <text:p/>
            <text:p>- Syntax: </text:p>
            <text:p/>
            <text:p>- Class: <text:span text:style-name="T4">class Class_name: attr_accessor.</text:span></text:p>
            <text:p/>
            <text:p>- Method: <text:span text:style-name="T4">def method_name (a,b)</text:span></text:p>
            <text:p><text:span text:style-name="T4">- Data types (String, Date/Time, Array, Hash): name = String/Array/Time/Hash</text:span></text:p>
            <text:p/>
            <text:p><text:span text:style-name="T4">- Variables (how many type?, how to define? …): 4 type: instance (@) - global ($) - local (local) - class variable (@@).</text:span></text:p>
            <text:p/>
            <text:p>- Operators: các phép so sánh <text:span text:style-name="T4">&lt;&lt;, +=, ==, ===, eql, equal?</text:span></text:p>
            <text:p>- Structure control:<text:span text:style-name="T4"> if, if..else, case, unless…</text:span></text:p>
            <text:p/>
            <text:p>- Loop:<text:span text:style-name="T4"> for..in, while, while..do, begin..while, for..in, each..do, until, break, next,</text:span></text:p>
            <text:p/>
            <text:p>- Exception management: <text:span text:style-name="T4">[begin..rescue]</text:span>,…</text:p>
            <text:p/>
            <text:p>- Object oriented: <text:span text:style-name="T4">access control: public, private, protected,…</text:span></text:p>
            <text:p><text:span text:style-name="T4">Overloading, Overriding, to_s method,…</text:span></text:p>
            <text:p/>
            <text:p>- Module: <text:span text:style-name="T4">module module_name</text:span></text:p>
            <text:p><text:span text:style-name="T4">              #code here</text:span></text:p>
            <text:p><text:span text:style-name="T4">               End</text:span></text:p>
            <text:p/>
            <text:p><text:span text:style-name="T4">Public/Private/Protected:</text:span></text:p>
            <text:p/>
            <text:p/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www.tutorialspoint.com/ruby/index.htm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27">
          <table:table-cell table:style-name="ce35" office:value-type="float" office:value="4.3" calcext:value-type="float">
            <text:p>4.3</text:p>
          </table:table-cell>
          <table:table-cell table:style-name="ce24" office:value-type="string" calcext:value-type="string">
            <text:p>Ruby advanced</text:p>
          </table:table-cell>
          <table:table-cell table:style-name="ce24" office:value-type="string" calcext:value-type="string">
            <text:p>- Regular expression</text:p>
            <text:p>- Block</text:p>
            <text:p>- File and I/O operations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www.tutorialspoint.com/ruby/index.htm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8">
          <table:table-cell table:style-name="ce34" office:value-type="float" office:value="5" calcext:value-type="float">
            <text:p>5</text:p>
          </table:table-cell>
          <table:table-cell table:style-name="ce39" office:value-type="string" calcext:value-type="string">
            <text:p>Getting Started with Rails</text:p>
          </table:table-cell>
          <table:table-cell table:style-name="ce39" table:number-columns-repeated="8"/>
          <table:table-cell table:style-name="ce47"/>
          <table:table-cell table:style-name="ce49" table:number-columns-repeated="1012"/>
          <table:table-cell/>
        </table:table-row>
        <table:table-row table:style-name="ro28">
          <table:table-cell table:style-name="ce35" office:value-type="float" office:value="5.1" calcext:value-type="float">
            <text:p>5.1</text:p>
          </table:table-cell>
          <table:table-cell table:style-name="ce24" office:value-type="string" calcext:value-type="string">
            <text:p>Getting Started with Rails</text:p>
          </table:table-cell>
          <table:table-cell table:style-name="ce24" office:value-type="string" calcext:value-type="string">
            <text:p>Give an overview about Rails</text:p>
            <text:p>- Create new RAILS application</text:p>
            <text:p>- How to start it</text:p>
            <text:p>- MVC in Rails</text:p>
            <text:p>- Directory structure</text:p>
            <text:p>- Basic configuration: database, environment</text:p>
          </table:table-cell>
          <table:table-cell table:style-name="ce24" office:value-type="string" calcext:value-type="string">
            <text:p>Self-training and Mentoring</text:p>
          </table:table-cell>
          <table:table-cell table:number-columns-repeated="2"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getting_started.html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8">
          <table:table-cell table:style-name="ce34" office:value-type="float" office:value="6" calcext:value-type="float">
            <text:p>6</text:p>
          </table:table-cell>
          <table:table-cell table:style-name="ce39" office:value-type="string" calcext:value-type="string">
            <text:p>Model</text:p>
          </table:table-cell>
          <table:table-cell table:style-name="ce39" table:number-columns-repeated="3"/>
          <table:table-cell table:style-name="ce41"/>
          <table:table-cell table:style-name="ce39" table:number-columns-repeated="4"/>
          <table:table-cell table:style-name="ce47"/>
          <table:table-cell table:style-name="ce49" table:number-columns-repeated="1012"/>
          <table:table-cell/>
        </table:table-row>
        <table:table-row table:style-name="ro29">
          <table:table-cell table:style-name="ce35" office:value-type="float" office:value="6.1" calcext:value-type="float">
            <text:p>6.1</text:p>
          </table:table-cell>
          <table:table-cell table:style-name="ce24" office:value-type="string" calcext:value-type="string">
            <text:p>Rails Database Migrations</text:p>
          </table:table-cell>
          <table:table-cell table:style-name="ce24" office:value-type="string" calcext:value-type="string">
            <text:p>- What is it, what is it for: </text:p>
            <text:p>- Create migration (change, up, down...)</text:p>
            <text:p>- Run migration</text:p>
            <text:p>- Rollback migration</text:p>
            <text:p>- Rule to update/delete migration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<text:a xlink:href="http://guides.rubyonrails.org/migrations.html" xlink:type="simple">http://guides.rubyonrails.org/migrations.html</text:a></text:p>
            <text:p/>
            <text:p><text:a xlink:href="https://techmaster.vn/posts/33721/hoc-lap-trinh-ruby-on-rails-truc-tuyen-hieu-qua" xlink:type="simple">https://techmaster.vn/posts/33721/hoc-lap-trinh-ruby-on-rails-truc-tuyen-hieu-qua</text:a>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30">
          <table:table-cell table:style-name="ce35" office:value-type="float" office:value="6.2" calcext:value-type="float">
            <text:p>6.2</text:p>
          </table:table-cell>
          <table:table-cell table:style-name="ce24" office:value-type="string" calcext:value-type="string">
            <text:p>Active Record Associations</text:p>
          </table:table-cell>
          <table:table-cell table:style-name="ce24" office:value-type="string" calcext:value-type="string">
            <text:p>- Relation types: <text:span text:style-name="T4">Associations là gì, mục đích, lợi ích khi sử dụng.</text:span></text:p>
            <text:p/>
            <text:p>- Create relations by conventions: </text:p>
            <text:p>- Create relations when table name, field name don't follow conventions: <text:span text:style-name="T4">tạo các mối quan hệ có quy tắc và không theo quy tắc thì sẽ như thế nào? </text:span></text:p>
            <text:p/>
            <text:p>- Create relations with condition (where, order, etc...): <text:span text:style-name="T4">tạo quan hệ theo các điều kiện where, order, …</text:span></text:p>
            <text:p/>
            <text:p>- Association benefit (IMPORTANT): 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45" office:value-type="string" calcext:value-type="string">
            <text:p><text:a xlink:href="http://guides.rubyonrails.org/association_basics.html" xlink:type="simple">http://guides.rubyonrails.org/association_basics.html</text:a></text:p>
            <text:p/>
            <text:p/>
            <text:p><text:a xlink:href="http://rails-4-0.railstutorial.org/book/demo_app" xlink:type="simple">http://rails-4-0.railstutorial.org/book/demo_app</text:a>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31">
          <table:table-cell table:style-name="ce35" office:value-type="float" office:value="6.3" calcext:value-type="float">
            <text:p>6.3</text:p>
          </table:table-cell>
          <table:table-cell table:style-name="ce24" office:value-type="string" calcext:value-type="string">
            <text:p>Active Record Query Interface</text:p>
          </table:table-cell>
          <table:table-cell table:style-name="ce24" office:value-type="string" calcext:value-type="string">
            <text:p>- Retrieve object</text:p>
            <text:p>- Retrieve multiple objects</text:p>
            <text:p>- Conditions</text:p>
            <text:p>- Use raw SQL safely</text:p>
            <text:p>- Named scope</text:p>
            <text:p>- Note: ActiveRecord::Relation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<text:a xlink:href="http://guides.rubyonrails.org/active_record_querying.html" xlink:type="simple">http://guides.rubyonrails.org/active_record_querying.html</text:a>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32">
          <table:table-cell table:style-name="ce35" office:value-type="float" office:value="6.4" calcext:value-type="float">
            <text:p>6.4</text:p>
          </table:table-cell>
          <table:table-cell table:style-name="ce24" office:value-type="string" calcext:value-type="string">
            <text:p>Active Record Validations and Callbacks</text:p>
          </table:table-cell>
          <table:table-cell table:style-name="ce24" office:value-type="string" calcext:value-type="string">
            <text:p>- Use predefined validations</text:p>
            <text:p>- Validate with “if” or “unless”</text:p>
            <text:p>- Custom validation</text:p>
            <text:p>- Lits of callbacks, when are they called</text:p>
            <text:p>- Order of callbacks</text:p>
            <text:p>- When callbacks cause Transaction Rollback or cancelled?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rails-4-0.railstutorial.org/book/demo_app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8">
          <table:table-cell table:style-name="ce34" office:value-type="float" office:value="7" calcext:value-type="float">
            <text:p>7</text:p>
          </table:table-cell>
          <table:table-cell table:style-name="ce39" office:value-type="string" calcext:value-type="string">
            <text:p>Action Pack</text:p>
          </table:table-cell>
          <table:table-cell table:style-name="ce39" table:number-columns-repeated="3"/>
          <table:table-cell table:style-name="ce41"/>
          <table:table-cell table:style-name="ce39" table:number-columns-repeated="4"/>
          <table:table-cell table:style-name="ce47"/>
          <table:table-cell table:style-name="ce49" table:number-columns-repeated="1012"/>
          <table:table-cell/>
        </table:table-row>
        <table:table-row table:style-name="ro33">
          <table:table-cell table:style-name="ce35" office:value-type="float" office:value="7.1" calcext:value-type="float">
            <text:p>7.1</text:p>
          </table:table-cell>
          <table:table-cell table:style-name="ce24" office:value-type="string" calcext:value-type="string">
            <text:p>Rails Routing from the Outside In (RESTful architecture)</text:p>
          </table:table-cell>
          <table:table-cell table:style-name="ce24" office:value-type="string" calcext:value-type="string">
            <text:p>- What is it, what is it for</text:p>
            <text:p>- Define resource with resourceful</text:p>
            <text:p>- Non-resourceful actions</text:p>
            <text:p>- Nested resources</text:p>
            <text:p>- Namespace</text:p>
            <text:p>- Root, root of namespace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routing.html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34">
          <table:table-cell table:style-name="ce35" office:value-type="float" office:value="7.2" calcext:value-type="float">
            <text:p>7.2</text:p>
          </table:table-cell>
          <table:table-cell table:style-name="ce24" office:value-type="string" calcext:value-type="string">
            <text:p>Action Controller Overview</text:p>
          </table:table-cell>
          <table:table-cell table:style-name="ce24" office:value-type="string" calcext:value-type="string">
            <text:p>- Define controller with naming convention</text:p>
            <text:p>- Difference between Action and Method</text:p>
            <text:p>- Follow RESTful to build controller actions</text:p>
            <text:p>- HTTP Verbs</text:p>
            <text:p>- Get parameters</text:p>
            <text:p>- Sessions, cookies</text:p>
            <text:p>- Flash</text:p>
            <text:p>- Filter</text:p>
            <text:p><text:span text:style-name="T5">- Layout and rendering</text:span></text:p>
            <text:p>- Specify Layout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<text:a xlink:href="http://guides.rubyonrails.org/action_controller_overview.html" xlink:type="simple">http://guides.rubyonrails.org/action_controller_overview.html</text:a></text:p>
            <text:p/>
            <text:p><text:a xlink:href="http://guides.rubyonrails.org/layouts_and_rendering.html" xlink:type="simple">http://guides.rubyonrails.org/layouts_and_rendering.html</text:a>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35">
          <table:table-cell table:style-name="ce35" office:value-type="float" office:value="7.3" calcext:value-type="float">
            <text:p>7.3</text:p>
          </table:table-cell>
          <table:table-cell table:style-name="ce24" office:value-type="string" calcext:value-type="string">
            <text:p>Action View</text:p>
          </table:table-cell>
          <table:table-cell table:style-name="ce24" office:value-type="string" calcext:value-type="string">
            <text:p>- Create views for actions</text:p>
            <text:p>- Partial</text:p>
            <text:p>- Form helpers</text:p>
            <text:p>- Action view helpers: number, currency, text...</text:p>
            <text:p>- Other formats beside HTML</text:p>
            <text:p>- HAML and SLIM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<text:a xlink:href="http://guides.rubyonrails.org/action_view_overview.html" xlink:type="simple">http://guides.rubyonrails.org/action_view_overview.html</text:a>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27">
          <table:table-cell table:style-name="ce35" office:value-type="float" office:value="7.4" calcext:value-type="float">
            <text:p>7.4</text:p>
          </table:table-cell>
          <table:table-cell table:style-name="ce24" office:value-type="string" calcext:value-type="string">
            <text:p>Rails Internationalization API</text:p>
          </table:table-cell>
          <table:table-cell table:style-name="ce24" office:value-type="string" calcext:value-type="string">
            <text:p>- Why use it</text:p>
            <text:p>- How to use: normal translation, translation with parameters, lazy lookup</text:p>
            <text:p>- Set default language, change language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i18n.html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36">
          <table:table-cell table:style-name="ce35" office:value-type="float" office:value="7.5" calcext:value-type="float">
            <text:p>7.5</text:p>
          </table:table-cell>
          <table:table-cell table:style-name="ce24" office:value-type="string" calcext:value-type="string">
            <text:p>Rails Internationalization in JS</text:p>
          </table:table-cell>
          <table:table-cell table:style-name="ce24" office:value-type="string" calcext:value-type="string">
            <text:p>- Why use it</text:p>
            <text:p>- How to use: normal translation, translation with parameters</text:p>
            <text:p>- Set default language, change language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s://github.com/fnando/i18n-js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37">
          <table:table-cell table:style-name="ce35" office:value-type="float" office:value="7.6" calcext:value-type="float">
            <text:p>7.6</text:p>
          </table:table-cell>
          <table:table-cell table:style-name="ce24" office:value-type="string" calcext:value-type="string">
            <text:p>Action Mailer Basics</text:p>
          </table:table-cell>
          <table:table-cell table:style-name="ce24" office:value-type="string" calcext:value-type="string">
            <text:p>- Configure to send emails in Rails</text:p>
            <text:p>- Send email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action_mailer_basics.html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38">
          <table:table-cell table:style-name="ce35" office:value-type="float" office:value="7.7" calcext:value-type="float">
            <text:p>7.7</text:p>
          </table:table-cell>
          <table:table-cell table:style-name="ce24" office:value-type="string" calcext:value-type="string">
            <text:p>Debugging Rails Applications</text:p>
          </table:table-cell>
          <table:table-cell table:style-name="ce24" office:value-type="string" calcext:value-type="string">
            <text:p>- Debug helpers</text:p>
            <text:p>- Log level</text:p>
            <text:p>- Logger with log level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debugging_rails_applications.html</text:p>
          </table:table-cell>
          <table:table-cell table:style-name="ce24"/>
          <table:table-cell table:style-name="ce50" table:number-columns-repeated="1012"/>
          <table:table-cell table:style-name="ce51"/>
        </table:table-row>
        <table:table-row table:style-name="ro8">
          <table:table-cell table:style-name="ce34" office:value-type="float" office:value="8" calcext:value-type="float">
            <text:p>8</text:p>
          </table:table-cell>
          <table:table-cell table:style-name="ce39" office:value-type="string" calcext:value-type="string">
            <text:p>Unit Testing</text:p>
          </table:table-cell>
          <table:table-cell table:style-name="ce39" table:number-columns-repeated="8"/>
          <table:table-cell table:style-name="ce47"/>
          <table:table-cell table:style-name="ce49" table:number-columns-repeated="1012"/>
          <table:table-cell/>
        </table:table-row>
        <table:table-row table:style-name="ro39">
          <table:table-cell table:style-name="ce35" office:value-type="float" office:value="8.1" calcext:value-type="float">
            <text:p>8.1</text:p>
          </table:table-cell>
          <table:table-cell table:style-name="ce24" office:value-type="string" calcext:value-type="string">
            <text:p>Unit Testing</text:p>
          </table:table-cell>
          <table:table-cell table:style-name="ce24" office:value-type="string" calcext:value-type="string">
            <text:p>- What is unit test</text:p>
            <text:p>- Benefits of writing unit test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http://artofunittesting.com/definition-of-a-unit-test/</text:p>
            <text:p>http://en.wikipedia.org/wiki/Unit_testing</text:p>
          </table:table-cell>
          <table:table-cell table:style-name="ce48"/>
          <table:table-cell table:style-name="ce50" table:number-columns-repeated="1012"/>
          <table:table-cell table:style-name="ce51"/>
        </table:table-row>
        <table:table-row table:style-name="ro40">
          <table:table-cell table:style-name="ce35" office:value-type="float" office:value="8.2" calcext:value-type="float">
            <text:p>8.2</text:p>
          </table:table-cell>
          <table:table-cell table:style-name="ce24" office:value-type="string" calcext:value-type="string">
            <text:p>Unit Testing with Rspec</text:p>
          </table:table-cell>
          <table:table-cell table:style-name="ce24" office:value-type="string" calcext:value-type="string">
            <text:p>- What is rspec?</text:p>
            <text:p>- Basic structure of spec directory</text:p>
            <text:p>- What is an expectation in rspec test?</text:p>
            <text:p>- Matchers: understand how to use a matcher and practice with some built-in matchers in the document:</text:p>
            <text:p>+ .to be</text:p>
            <text:p>+ .to equal</text:p>
            <text:p>+ .to match</text:p>
            <text:p>+ .to be_truthy</text:p>
            <text:p>+ .to be_falsy</text:p>
            <text:p>+ .to be_nil</text:p>
            <text:p>+ .to_not ...</text:p>
            <text:p>+ .to be_xxx</text:p>
            <text:p>+ .to include</text:p>
            <text:p>+ .to start_with</text:p>
            <text:p>+ .to end_with</text:p>
            <text:p>+ .to match_array</text:p>
            <text:p>+ .or</text:p>
            <text:p>+ .to change</text:p>
            <text:p/>
            <text:p>- Run test: all files, specific file, specific test example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46" office:value-type="string" calcext:value-type="string">
            <text:p><text:span text:style-name="T7"><text:a xlink:href="http://rspec.info/" xlink:type="simple">http://rspec.info/</text:a></text:span></text:p>
            <text:p><text:a xlink:href="http://rspec.info/documentation/3.4/rspec-expectations/" xlink:type="simple">http://rspec.info/documentation/3.4/rspec-expectations/</text:a></text:p>
          </table:table-cell>
          <table:table-cell table:style-name="ce48"/>
          <table:table-cell table:style-name="ce50" table:number-columns-repeated="1012"/>
          <table:table-cell table:style-name="ce51"/>
        </table:table-row>
        <table:table-row table:style-name="ro8">
          <table:table-cell table:style-name="ce34" office:value-type="float" office:value="9" calcext:value-type="float">
            <text:p>9</text:p>
          </table:table-cell>
          <table:table-cell table:style-name="ce39" office:value-type="string" calcext:value-type="string">
            <text:p>Using Some Popular Rails Gems</text:p>
          </table:table-cell>
          <table:table-cell table:style-name="ce39" table:number-columns-repeated="8"/>
          <table:table-cell table:style-name="ce47"/>
          <table:table-cell table:style-name="ce49" table:number-columns-repeated="1012"/>
          <table:table-cell/>
        </table:table-row>
        <table:table-row table:style-name="ro41">
          <table:table-cell table:style-name="ce35" office:value-type="float" office:value="9.1" calcext:value-type="float">
            <text:p>9.1</text:p>
          </table:table-cell>
          <table:table-cell table:style-name="ce24" office:value-type="string" calcext:value-type="string">
            <text:p>Delayed_job</text:p>
          </table:table-cell>
          <table:table-cell table:style-name="ce24" office:value-type="string" calcext:value-type="string">
            <text:p>- What is it, why use it, when use it</text:p>
            <text:p>- Can execute a function in background, such as sending email.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ithub.com/collectiveidea/delayed_job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42">
          <table:table-cell table:style-name="ce35" office:value-type="float" office:value="9.2" calcext:value-type="float">
            <text:p>9.2</text:p>
          </table:table-cell>
          <table:table-cell table:style-name="ce24" office:value-type="string" calcext:value-type="string">
            <text:p>Devise</text:p>
          </table:table-cell>
          <table:table-cell table:style-name="ce24" office:value-type="string" calcext:value-type="string">
            <text:p>- What is it used for, how to use it</text:p>
            <text:p>- Integrate with delayed job to send emails async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https://github.com/plataformatec/devise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43">
          <table:table-cell table:style-name="ce35" office:value-type="float" office:value="9.2" calcext:value-type="float">
            <text:p>9.2</text:p>
          </table:table-cell>
          <table:table-cell table:style-name="ce24" office:value-type="string" calcext:value-type="string">
            <text:p>Kaminari</text:p>
          </table:table-cell>
          <table:table-cell table:style-name="ce24" office:value-type="string" calcext:value-type="string">
            <text:p>- Use kaminari to do pagination query</text:p>
            <text:p>- Use kaminari to display pagination bar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https://github.com/amatsuda/kaminari/wiki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41">
          <table:table-cell table:style-name="ce35" office:value-type="float" office:value="9.3" calcext:value-type="float">
            <text:p>9.3</text:p>
          </table:table-cell>
          <table:table-cell table:style-name="ce24" office:value-type="string" calcext:value-type="string">
            <text:p>Paperclip</text:p>
          </table:table-cell>
          <table:table-cell table:style-name="ce24" office:value-type="string" calcext:value-type="string">
            <text:p>- What is it used for, how to use it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<text:a xlink:href="https://github.com/thoughtbot/paperclip" xlink:type="simple">https://github.com/thoughtbot/paperclip</text:a>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8">
          <table:table-cell table:style-name="ce34" office:value-type="float" office:value="10" calcext:value-type="float">
            <text:p>10</text:p>
          </table:table-cell>
          <table:table-cell table:style-name="ce39" office:value-type="string" calcext:value-type="string">
            <text:p>Deployment</text:p>
          </table:table-cell>
          <table:table-cell table:style-name="ce39" table:number-columns-repeated="8"/>
          <table:table-cell table:style-name="ce47"/>
          <table:table-cell table:style-name="ce49" table:number-columns-repeated="1012"/>
          <table:table-cell/>
        </table:table-row>
        <table:table-row table:style-name="ro44">
          <table:table-cell table:style-name="ce35" office:value-type="float" office:value="10.1" calcext:value-type="float">
            <text:p>10.1</text:p>
          </table:table-cell>
          <table:table-cell table:style-name="ce24" office:value-type="string" calcext:value-type="string">
            <text:p>Deployment to Heroku</text:p>
          </table:table-cell>
          <table:table-cell table:style-name="ce24" office:value-type="string" calcext:value-type="string">
            <text:p>- How heroku work</text:p>
            <text:p>- Deploy to Heroku</text:p>
            <text:p>- Run some command in heroku: rails console, rake route, …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- https://devcenter.heroku.com/articles/getting-started-with-rails4</text:p>
            <text:p>- https://devcenter.heroku.com/articles/how-heroku-works</text:p>
            <text:p>- https://devcenter.heroku.com/articles/git-clone-heroku-app</text:p>
            <text:p>- <text:a xlink:href="https://devcenter.heroku.com/articles/getting-started-with-ruby#console" xlink:type="simple">https://devcenter.heroku.com/articles/getting-started-with-ruby#console</text:a></text:p>
          </table:table-cell>
          <table:table-cell table:style-name="ce48"/>
          <table:table-cell table:style-name="ce50" table:number-columns-repeated="1012"/>
          <table:table-cell table:style-name="ce51"/>
        </table:table-row>
        <table:table-row table:style-name="ro25">
          <table:table-cell table:style-name="ce35" office:value-type="float" office:value="10.2" calcext:value-type="float">
            <text:p>10.2</text:p>
          </table:table-cell>
          <table:table-cell table:style-name="ce24" office:value-type="string" calcext:value-type="string">
            <text:p>Full deployment control with Capistrano</text:p>
          </table:table-cell>
          <table:table-cell table:style-name="ce24" office:value-type="string" calcext:value-type="string">
            <text:p>- What is it and what is it for</text:p>
            <text:p>- Installation</text:p>
            <text:p>- Predefined tasks</text:p>
            <text:p>- Task definition</text:p>
            <text:p>- Run task</text:p>
            <text:p>- Callbacks</text:p>
            <text:p>- Automate an deployment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<text:a xlink:href="http://www.capistranorb.com/" xlink:type="simple">http://www.capistranorb.com/</text:a></text:p>
          </table:table-cell>
          <table:table-cell table:style-name="ce48"/>
          <table:table-cell table:style-name="ce50" table:number-columns-repeated="1012"/>
          <table:table-cell table:style-name="ce51"/>
        </table:table-row>
        <table:table-row table:style-name="ro45">
          <table:table-cell table:style-name="ce35" office:value-type="float" office:value="10.3" calcext:value-type="float">
            <text:p>10.3</text:p>
          </table:table-cell>
          <table:table-cell table:style-name="ce24" office:value-type="string" calcext:value-type="string">
            <text:p>RVM, Apache and Phusion Passenger</text:p>
          </table:table-cell>
          <table:table-cell table:style-name="ce24" office:value-type="string" calcext:value-type="string">
            <text:p>- What are they</text:p>
            <text:p>- Install</text:p>
            <text:p>- Configure vhosts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https://www.phusionpassenger.com/</text:p>
            <text:p>http://rvm.io/integration/passenger</text:p>
          </table:table-cell>
          <table:table-cell table:style-name="ce48"/>
          <table:table-cell table:style-name="ce50" table:number-columns-repeated="1012"/>
          <table:table-cell table:style-name="ce51"/>
        </table:table-row>
        <table:table-row table:style-name="ro8">
          <table:table-cell table:style-name="ce34" office:value-type="float" office:value="11" calcext:value-type="float">
            <text:p>11</text:p>
          </table:table-cell>
          <table:table-cell table:style-name="ce39" office:value-type="string" calcext:value-type="string">
            <text:p>Others</text:p>
          </table:table-cell>
          <table:table-cell table:style-name="ce39" table:number-columns-repeated="8"/>
          <table:table-cell table:style-name="ce47"/>
          <table:table-cell table:style-name="ce49" table:number-columns-repeated="1012"/>
          <table:table-cell/>
        </table:table-row>
        <table:table-row table:style-name="ro15">
          <table:table-cell table:style-name="ce35" office:value-type="float" office:value="11.1" calcext:value-type="float">
            <text:p>11.1</text:p>
          </table:table-cell>
          <table:table-cell table:style-name="ce24" office:value-type="string" calcext:value-type="string">
            <text:p>Securing Rails Applications</text:p>
          </table:table-cell>
          <table:table-cell table:style-name="ce40" office:value-type="string" calcext:value-type="string" table:number-columns-spanned="1" table:number-rows-spanned="5">
            <text:p>Give an overview about</text:p>
            <text:p>- Configuring Rails</text:p>
            <text:p>- Caching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security.html</text:p>
          </table:table-cell>
          <table:table-cell table:style-name="ce48"/>
          <table:table-cell table:style-name="ce50" table:number-columns-repeated="1012"/>
          <table:table-cell table:style-name="ce51"/>
        </table:table-row>
        <table:table-row table:style-name="ro15">
          <table:table-cell table:style-name="ce35" office:value-type="float" office:value="11.2" calcext:value-type="float">
            <text:p>11.2</text:p>
          </table:table-cell>
          <table:table-cell table:style-name="ce24" office:value-type="string" calcext:value-type="string">
            <text:p>Configuring Rails Applications</text:p>
          </table:table-cell>
          <table:covered-table-cell/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configuring.html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15">
          <table:table-cell table:style-name="ce35" office:value-type="float" office:value="11.3" calcext:value-type="float">
            <text:p>11.3</text:p>
          </table:table-cell>
          <table:table-cell table:style-name="ce24" office:value-type="string" calcext:value-type="string">
            <text:p>Rails Command Line Tools and Rake tasks</text:p>
          </table:table-cell>
          <table:covered-table-cell/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command_line.html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15">
          <table:table-cell table:style-name="ce35" office:value-type="float" office:value="11.4" calcext:value-type="float">
            <text:p>11.4</text:p>
          </table:table-cell>
          <table:table-cell table:style-name="ce24" office:value-type="string" calcext:value-type="string">
            <text:p>Caching with Rails</text:p>
          </table:table-cell>
          <table:covered-table-cell/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http://guides.rubyonrails.org/caching_with_rails.html</text:p>
          </table:table-cell>
          <table:table-cell table:style-name="ce48"/>
          <table:table-cell table:style-name="ce50" table:number-columns-repeated="1012"/>
          <table:table-cell table:style-name="ce51"/>
        </table:table-row>
        <table:table-row table:style-name="ro15">
          <table:table-cell table:style-name="ce36" office:value-type="string" calcext:value-type="string">
            <text:p>11.5</text:p>
          </table:table-cell>
          <table:table-cell table:style-name="ce24" office:value-type="string" calcext:value-type="string">
            <text:p>Performances</text:p>
          </table:table-cell>
          <table:covered-table-cell table:style-name="ce24"/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<text:a xlink:href="https://gitlab.com/nustechnology/NUSTechDocs/tree/master/performances" xlink:type="simple">https://gitlab.com/nustechnology/NUSTechDocs/tree/master/performances</text:a></text:p>
          </table:table-cell>
          <table:table-cell table:style-name="ce48"/>
          <table:table-cell table:style-name="ce50" table:number-columns-repeated="1012"/>
          <table:table-cell table:style-name="ce51"/>
        </table:table-row>
        <table:table-row table:style-name="ro46">
          <table:table-cell table:style-name="ce35" office:value-type="float" office:value="11.6" calcext:value-type="float">
            <text:p>11.6</text:p>
          </table:table-cell>
          <table:table-cell table:style-name="ce24" office:value-type="string" calcext:value-type="string">
            <text:p>Best Practices</text:p>
          </table:table-cell>
          <table:table-cell table:style-name="ce24" office:value-type="string" calcext:value-type="string">
            <text:p>Learn and apply best practices in rails developing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<text:a xlink:href="https://gitlab.com/nustechnology/NUSTechDocs/tree/master/best_practices" xlink:type="simple">https://gitlab.com/nustechnology/NUSTechDocs/tree/master/best_practices</text:a>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15">
          <table:table-cell table:style-name="ce35" office:value-type="float" office:value="11.7" calcext:value-type="float">
            <text:p>11.7</text:p>
          </table:table-cell>
          <table:table-cell table:style-name="ce24" office:value-type="string" calcext:value-type="string">
            <text:p>Ruby on Rails Exercise</text:p>
          </table:table-cell>
          <table:table-cell table:style-name="ce24" office:value-type="string" calcext:value-type="string">
            <text:p>Apply trained knowledge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N/A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13">
          <table:table-cell table:style-name="ce37" office:value-type="float" office:value="11.8" calcext:value-type="float" table:number-columns-spanned="1" table:number-rows-spanned="2">
            <text:p>11.8</text:p>
          </table:table-cell>
          <table:table-cell table:style-name="ce38" office:value-type="string" calcext:value-type="string" table:number-columns-spanned="1" table:number-rows-spanned="2">
            <text:p>Docker, docker-compose</text:p>
          </table:table-cell>
          <table:table-cell table:style-name="ce24" office:value-type="string" calcext:value-type="string" table:number-columns-spanned="1" table:number-rows-spanned="2">
            <text:p><text:span text:style-name="T6">- Docker, Docker-compose: </text:span></text:p>
            <text:p><text:span text:style-name="T6">  What is it, What is it for?</text:span></text:p>
            <text:p><text:span text:style-name="T6">- What is difference between container and image</text:span></text:p>
            <text:p><text:span text:style-name="T6">- Dockerfile, docker-compose.yml</text:span></text:p>
            <text:p><text:span text:style-name="T6">- How to start a rails_app by Docker/docker-compose?</text:span></text:p>
            <text:p/>
            <text:p><text:span text:style-name="T6">- Commands:</text:span></text:p>
            <text:p><text:span text:style-name="T6">+ docker pull, push</text:span></text:p>
            <text:p><text:span text:style-name="T6">+ docker ps, docker images</text:span></text:p>
            <text:p><text:span text:style-name="T6">+ docker-compose up, docker-compose down</text:span></text:p>
            <text:p><text:span text:style-name="T6">+ docker-compose stop</text:span></text:p>
            <text:p><text:span text:style-name="T6">+ docker stop</text:span></text:p>
            <text:p><text:span text:style-name="T6">+ docker-compose run web /bin/bash -l -c "rails c"</text:span></text:p>
            <text:p><text:span text:style-name="T6">+ command with options (ex: -d)</text:span></text:p>
            <text:p><text:span text:style-name="T6">+ docker attach</text:span></text:p>
            <text:p><text:span text:style-name="T6">+ docker commit</text:span></text:p>
            <text:p><text:span text:style-name="T6">…</text:span></text:p>
            <text:p><text:span text:style-name="T6">- Ssh into a container</text:span></text:p>
            <text:p><text:span text:style-name="T6">- Using docker without SUDO</text:span></text:p>
            <text:p><text:span text:style-name="T6">- Command map into short command:</text:span></text:p>
            <text:p><text:span text:style-name="T6">Ex: docker-compose run web /bin/bash -l -c "rails c"</text:span></text:p>
            <text:p><text:span text:style-name="T6">Will be: nusdocker ‘rails c’</text:span></text:p>
          </table:table-cell>
          <table:table-cell table:style-name="ce38" office:value-type="string" calcext:value-type="string">
            <text:p>Short train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 table:number-columns-spanned="1" table:number-rows-spanned="2">
            <text:p><text:a xlink:href="https://www.docker.com/" xlink:type="simple">https://www.docker.com/</text:a></text:p>
            <text:p><text:a xlink:href="http://dev.nustechnology.com/?s=docker" xlink:type="simple">http://dev.nustechnology.com/?s=docker</text:a></text:p>
            <text:p/>
            <text:p>Other sources:</text:p>
            <text:p><text:a xlink:href="https://redmine.nustechnology.com/projects/nus_docker" xlink:type="simple">https://redmine.nustechnology.com/projects/nus_docker</text:a></text:p>
            <text:p><text:a xlink:href="https://gitlab.com/NUSDevs2/NUSDocker" xlink:type="simple">https://gitlab.com/NUSDevs2/NUSDocker</text:a></text:p>
          </table:table-cell>
          <table:table-cell table:style-name="ce38" table:number-columns-spanned="1" table:number-rows-spanned="2"/>
          <table:table-cell table:style-name="ce31" table:number-columns-repeated="1009"/>
          <table:table-cell table:number-columns-repeated="4"/>
        </table:table-row>
        <table:table-row table:style-name="ro46">
          <table:covered-table-cell table:number-columns-repeated="3" table:style-name="ce38"/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float" office:value="2" calcext:value-type="float">
            <text:p>2</text:p>
          </table:table-cell>
          <table:covered-table-cell table:number-columns-repeated="2" table:style-name="ce38"/>
          <table:table-cell table:style-name="ce31" table:number-columns-repeated="1009"/>
          <table:table-cell table:number-columns-repeated="3"/>
          <table:table-cell table:style-name="ce31"/>
        </table:table-row>
        <table:table-row table:style-name="ro15" table:number-rows-repeated="65479">
          <table:table-cell table:style-name="ce31" table:number-columns-repeated="1020"/>
          <table:table-cell table:number-columns-repeated="3"/>
          <table:table-cell table:style-name="ce31"/>
        </table:table-row>
        <table:table-row table:style-name="ro15" table:number-rows-repeated="983039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erif" svg:font-family="'Liberation Serif'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2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280099" style:font-name="Arial1" fo:font-family="Arial1" fo:font-size="15pt" fo:font-style="italic" style:font-name-asian="Arial1" style:font-family-asian="Arial1" style:font-size-asian="15pt" style:font-style-asian="italic" style:font-name-complex="Arial1" style:font-family-complex="Arial1" style:font-size-complex="15pt" style:font-style-complex="italic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99284c" style:font-name="Arial2" fo:font-family="Arial2" fo:font-size="16pt" style:font-name-asian="Arial2" style:font-family-asian="Arial2" style:font-size-asian="16pt" style:font-name-complex="Arial2" style:font-family-complex="Arial2" style:font-size-complex="16pt"/>
    </style:style>
    <style:style style:name="Company_20_Title" style:display-name="Company Title" style:family="table-cell" style:parent-style-name="Default" style:data-style-name="N0">
      <style:table-cell-properties fo:border-bottom="2.01pt solid #280099" style:text-align-source="fix" style:repeat-content="false" fo:background-color="transparent" fo:border-left="none" fo:border-right="none" fo:border-top="none" style:vertical-align="middle"/>
      <style:paragraph-properties fo:text-align="start" fo:margin-left="0pt"/>
      <style:text-properties fo:color="#280099" style:font-name="Arial3" fo:font-family="Arial3" fo:font-size="28pt" style:font-name-asian="Arial3" style:font-family-asian="Arial3" style:font-size-asian="28pt" style:font-name-complex="Arial3" style:font-family-complex="Arial3" style:font-size-complex="28pt"/>
    </style:style>
    <style:style style:name="Date" style:family="table-cell" style:parent-style-name="Default" style:data-style-name="N76">
      <style:table-cell-properties style:text-align-source="fix" style:repeat-content="false" fo:background-color="transparent" fo:border="0.06pt solid #000000" style:vertical-align="top"/>
      <style:paragraph-properties fo:text-align="start" fo:margin-left="0pt"/>
    </style:style>
    <style:style style:name="Document_20_Title" style:display-name="Documen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3" fo:font-family="Arial3" fo:font-size="32pt" style:font-name-asian="Arial3" style:font-family-asian="Arial3" style:font-size-asian="32pt" style:font-name-complex="Arial3" style:font-family-complex="Arial3" style:font-size-complex="32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llustration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</style:style>
    <style:style style:name="Project_20_Title" style:display-name="Projec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99284c" style:font-name="Arial2" fo:font-family="Arial2" fo:font-size="24pt" fo:font-style="italic" style:font-name-asian="Arial2" style:font-family-asian="Arial2" style:font-size-asian="24pt" style:font-style-asian="italic" style:font-name-complex="Arial2" style:font-family-complex="Arial2" style:font-size-complex="24pt" style:font-style-complex="italic"/>
    </style:style>
    <style:style style:name="Table_20_Heading" style:display-name="Table Heading" style:family="table-cell" style:parent-style-name="Default" style:data-style-name="N0">
      <style:table-cell-properties fo:background-color="#cccccc" style:text-align-source="fix" style:repeat-content="false" fo:border="0.06pt solid #000000" style:vertical-align="top"/>
      <style:paragraph-properties fo:text-align="center"/>
      <style:text-properties style:font-name="Arial4" fo:font-family="Arial4" fo:font-size="9pt" fo:font-weight="bold" style:font-name-asian="Arial4" style:font-family-asian="Arial4" style:font-size-asian="9pt" style:font-weight-asian="bold" style:font-name-complex="Arial4" style:font-family-complex="Arial4" style:font-size-complex="9pt" style:font-weight-complex="bold"/>
    </style:style>
    <style:style style:name="Table_20_Heading1" style:display-name="Table Heading1" style:family="table-cell" style:parent-style-name="Default" style:data-style-name="N0">
      <style:table-cell-properties fo:border-bottom="none" fo:background-color="#280099" style:text-align-source="fix" style:repeat-content="false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Table_20_Heading2" style:display-name="Table Heading2" style:family="table-cell" style:parent-style-name="Default" style:data-style-name="N0">
      <style:table-cell-properties fo:background-color="#9999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Table_20_Heading3" style:display-name="Table Heading3" style:family="table-cell" style:parent-style-name="Default" style:data-style-name="N0">
      <style:table-cell-properties fo:background-color="#cccc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7.2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page-layout style:name="Mpm4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28.8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style style:name="MT1" style:family="text">
      <style:text-properties fo:color="#000000" fo:font-size="9pt" style:font-size-asian="9pt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 style:data-style-name="N2" text:time-value="11:18:56.774952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file-name text:display="name-and-extension">???</text:file-name></text:span></text:p>
        </style:region-left>
      </style:header>
      <style:header-left style:display="false"/>
      <style:footer>
        <style:region-left>
          <text:p><text:span text:style-name="MT1">Copyright © 2013, NUS Technology Co., Ltd. All Rights Reserved.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WINDBELL</meta:initial-creator>
    <meta:creation-date>2013-07-21T22:33:18Z</meta:creation-date>
    <dc:date>2018-01-08T18:00:00.742224662</dc:date>
    <meta:editing-cycles>186</meta:editing-cycles>
    <meta:editing-duration>P1DT21H48M5S</meta:editing-duration>
    <meta:document-statistic meta:table-count="3" meta:cell-count="526" meta:object-count="0"/>
    <meta:user-defined meta:name="Info 1"/>
    <meta:user-defined meta:name="Info 2"/>
    <meta:user-defined meta:name="Info 3"/>
    <meta:user-defined meta:name="Info 4"/>
  </office:meta>
</office:document-meta>
</file>